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105.7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ro3" style:family="table-row">
      <style:table-row-properties style:row-height="13.4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style:text-position="sup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1023" table:default-cell-style-name="Default"/>
        <table:table-row table:style-name="ro1" table:number-rows-repeated="3">
          <table:table-cell table:number-columns-repeated="1024"/>
        </table:table-row>
        <table:table-row table:style-name="ro2">
          <table:table-cell/>
          <table:table-cell table:style-name="ce1" office:value-type="string" calcext:value-type="string">
            <text:p>perfroll beats per measure</text:p>
          </table:table-cell>
          <table:table-cell table:style-name="ce1" office:value-type="string" calcext:value-type="string">
            <text:p>perfroll beat width </text:p>
          </table:table-cell>
          <table:table-cell table:style-name="ce1" office:value-type="string" calcext:value-type="string">
            <text:p>minors per measure</text:p>
          </table:table-cell>
          <table:table-cell table:style-name="ce1" office:value-type="string" calcext:value-type="string">
            <text:p>pixels per minor</text:p>
          </table:table-cell>
          <table:table-cell table:style-name="ce1" office:value-type="string" calcext:value-type="string">
            <text:p>pixels per measure</text:p>
          </table:table-cell>
          <table:table-cell table:style-name="ce1" office:value-type="string" calcext:value-type="string">
            <text:p>4/4 span</text:p>
          </table:table-cell>
          <table:table-cell table:style-name="ce1"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table:number-columns-repeated="1017"/>
        </table:table-row>
        <table:table-row table:style-name="ro1">
          <table:table-cell/>
          <table:table-cell table:number-columns-repeated="3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6.333" calcext:value-type="float">
            <text:p>6.333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0.666" calcext:value-type="float">
            <text:p>10.666</text:p>
          </table:table-cell>
          <table:table-cell table:number-columns-repeated="1017"/>
        </table:table-row>
        <table:table-row table:style-name="ro1">
          <table:table-cell/>
          <table:table-cell table:number-columns-repeated="3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4.571" calcext:value-type="float">
            <text:p>4.571</text:p>
          </table:table-cell>
          <table:table-cell table:number-columns-repeated="1017"/>
        </table:table-row>
        <table:table-row table:style-name="ro1">
          <table:table-cell/>
          <table:table-cell table:number-columns-repeated="3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/>
          <table:table-cell table:number-columns-repeated="2"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perfedit::set_guides():</text:p>
          </table:table-cell>
          <table:table-cell office:value-type="string" calcext:value-type="string">
            <text:p>m_bpm</text:p>
          </table:table-cell>
          <table:table-cell office:value-type="string" calcext:value-type="string">
            <text:p>m_bw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measure value = m_standard_bpm * m_bpm / m_bw = 4 * 120 / (beat width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easure_pulses = m_ppqn * measure value = 192 * (measure value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nap_pulses = measure pulses / m_snap = (measure pulses) / 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eat_pulses = measure_pulses / m_bpm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hese values are passed directly to the set_guides() functions of perfroll and perftime.</text:p>
          </table:table-cell>
          <table:table-cell table:number-columns-repeated="1022"/>
        </table:table-row>
      </table:table>
      <table:table table:name="seq24" table:style-name="ta1">
        <table:table-column table:style-name="co2" table:number-columns-repeated="7" table:default-cell-style-name="Default"/>
        <table:table-row table:style-name="ro1">
          <table:table-cell office:value-type="string" calcext:value-type="string">
            <text:p>perfedit: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measure_ticks = (c_ppqn * 4) / m_bpm / m_bw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nap_ticks = measure_ticks / m_snap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eat_ticks = measure_ticks / m_bpm</text:p>
          </table:table-cell>
          <table:table-cell table:number-columns-repeated="3"/>
          <table:table-cell office:value-type="string" calcext:value-type="string">
            <text:p>m_bpm = beats per measure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erfroll: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m_roll_length_ticks = mainperf→get_max_trigger() - “ % (c_ppqn * 16) + (c_ppqn * 4096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\</text:p>
          </table:table-cell>
          <table:table-cell office:value-type="string" calcext:value-type="string">
            <text:p>h_bars = “ / (c_ppqn * 16)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h_bars_visible = (m_window_x * c_perf_scale_x) / (c_ppqn * 16)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_roll_length_ticks += (c_ppqn * 512)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_4bar_offset = m_hadjust-&gt;get_value()</text:p>
          </table:table-cell>
          <table:table-cell table:number-columns-repeated="3"/>
          <table:table-cell office:value-type="string" calcext:value-type="string">
            <text:p>tick_offset = m_4bar_offset * (_ppqn * 16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_sequence_offset = m_vadjust-&gt;get_value()</text:p>
          </table:table-cell>
          <table:table-cell table:number-columns-repeated="3"/>
          <table:table-cell office:value-type="string" calcext:value-type="string">
            <text:p>“ used in convert_x() etc.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Snap = number of pulses to snap to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_scale = number of pulses per pixel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nap / mscale = number ofpixels to snap to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erftime:</text:p>
          </table:table-cell>
          <table:table-cell office:value-type="string" calcext:value-type="string">
            <text:p>See old “diagram” in on_expose_event()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x_pos = (measure * m_measure_length – tick_offset) / c_perf_scale_x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eqedit: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m_initial_zoom = 2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_initial_snap = (c_ppqn / 4)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Units = (m_seq→get_bpm()) * (c_ppqn * 4) / m_seq-&gt;get_bw()</text:p>
          </table:table-cell>
          <table:table-cell table:number-columns-repeated="4"/>
          <table:table-cell office:value-type="string" calcext:value-type="string">
            <text:p>bpm is beats / measure</text:p>
          </table:table-cell>
        </table:table-row>
        <table:table-row table:style-name="ro1">
          <table:table-cell/>
          <table:table-cell office:value-type="string" calcext:value-type="string">
            <text:p>Measures = m_seq_get_length / unit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_zoom*2 versus c_max_zoom and c_min_zoom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intime: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ck_x = ((m_tick % c_ppqn) * (c_maintime_x) / c_ppqn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eat_x = ((m_tick / 4) % c_ppqn) * width / c_ppqn</text:p>
          </table:table-cell>
          <table:table-cell table:number-columns-repeated="3"/>
          <table:table-cell office:value-type="string" calcext:value-type="string">
            <text:p>So 4 == beats / measure (“beat count”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ar_x = same, but 16 instead of 4</text:p>
          </table:table-cell>
          <table:table-cell table:number-columns-repeated="3"/>
          <table:table-cell office:value-type="string" calcext:value-type="string">
            <text:p>4 == beat width (actually more like “bar width')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idibus: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lock_mod_ticks = (c_ppqn / 4) * m_clock_mod</text:p>
          </table:table-cell>
          <table:table-cell table:number-columns-repeated="3"/>
          <table:table-cell office:value-type="string" calcext:value-type="string">
            <text:p>m_clock_mod = 16 * 4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pp16<text:span text:style-name="T1">th</text:span> = c_ppqn / 4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Beats = tick % pp16<text:span text:style-name="T1">th</text:span>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_lasttick % (c_ppqn / 24)</text:p>
          </table:table-cell>
          <table:table-cell table:number-columns-repeated="3"/>
          <table:table-cell office:value-type="string" calcext:value-type="string">
            <text:p>When 0, send a SND_SEQ_EVENT_CLOCK to ALSA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eqedit:</text:p>
          </table:table-cell>
          <table:table-cell table:number-columns-repeated="2"/>
          <table:table-cell office:value-type="string" calcext:value-type="string">
            <text:p>c_ppqn *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et_snap():</text:p>
          </table:table-cell>
          <table:table-cell office:value-type="string" calcext:value-type="string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½ 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'¼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c_ppqn /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1/8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c_ppqn / 4</text:p>
          </table:table-cell>
          <table:table-cell table:style-name="ce2" office:value-type="string" calcext:value-type="string">
            <text:p>1/16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…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'1/128</text:p>
          </table:table-cell>
          <table:table-cell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set_note_length(): <text:s/>same values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erform:</text:p>
          </table:table-cell>
          <table:table-cell office:value-type="string" calcext:value-type="string">
            <text:p>m_left_tick = 0; m_right_tick = c_ppqn * 16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eqevent:</text:p>
          </table:table-cell>
          <table:table-cell office:value-type="string" calcext:value-type="string">
            <text:p>measure_length_64ths = m_seq→get_bpm() * 64 / m_seq-&gt;get_bw()</text:p>
          </table:table-cell>
          <table:table-cell table:number-columns-repeated="4"/>
          <table:table-cell office:value-type="string" calcext:value-type="string">
            <text:p>get_bpm == get beats per bar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office:value-type="string" calcext:value-type="string">
            <text:p>ticks/measure = get_bpm() * (c_ppqn * 4) / get_bw()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ticks/beat = ticks/measure / get_bpm()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ticks/step = 6 * m_zoom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eqroll:</text:p>
          </table:table-cell>
          <table:table-cell office:value-type="string" calcext:value-type="string">
            <text:p>Horizontal step increment I 1 semiquaver (1/16th) note per zoom level, and a semiquaver is c_ppqn / 4.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ctually, the value is m_zoom * (c_ppqn / 4).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age increment is one bar, c_ppqn * get_bpm(bars) * (4 / get_bw))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1">00/00/0000</text:date>, <text:time style:data-style-name="N2" text:time-value="16:30:42.36059579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0T18:17:05.554370758</meta:creation-date>
    <dc:date>2015-11-11T19:08:28.569556984</dc:date>
    <meta:editing-duration>PT3H16M27S</meta:editing-duration>
    <meta:editing-cycles>17</meta:editing-cycles>
    <meta:generator>LibreOffice/5.0.3.2$Linux_X86_64 LibreOffice_project/00m0$Build-2</meta:generator>
    <meta:document-statistic meta:table-count="2" meta:cell-count="159" meta:object-count="0"/>
  </office:meta>
</office:document-meta>
</file>